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0.21mm"/>
    </style:style>
    <style:style style:name="co5" style:family="table-column">
      <style:table-column-properties fo:break-before="auto" style:column-width="22.35mm"/>
    </style:style>
    <style:style style:name="co6" style:family="table-column">
      <style:table-column-properties fo:break-before="auto" style:column-width="27.02mm"/>
    </style:style>
    <style:style style:name="co7" style:family="table-column">
      <style:table-column-properties fo:break-before="auto" style:column-width="33.3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35.61mm"/>
    </style:style>
    <style:style style:name="co10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22.82mm"/>
    </style:style>
    <style:style style:name="co12" style:family="table-column">
      <style:table-column-properties fo:break-before="auto" style:column-width="25.96mm"/>
    </style:style>
    <style:style style:name="co13" style:family="table-column">
      <style:table-column-properties fo:break-before="auto" style:column-width="31.57mm"/>
    </style:style>
    <style:style style:name="co14" style:family="table-column">
      <style:table-column-properties fo:break-before="auto" style:column-width="54.29mm"/>
    </style:style>
    <style:style style:name="co15" style:family="table-column">
      <style:table-column-properties fo:break-before="auto" style:column-width="17.52mm"/>
    </style:style>
    <style:style style:name="co16" style:family="table-column">
      <style:table-column-properties fo:break-before="auto" style:column-width="21.57mm"/>
    </style:style>
    <style:style style:name="co17" style:family="table-column">
      <style:table-column-properties fo:break-before="auto" style:column-width="42.23mm"/>
    </style:style>
    <style:style style:name="co18" style:family="table-column">
      <style:table-column-properties fo:break-before="auto" style:column-width="39.39mm"/>
    </style:style>
    <style:style style:name="co19" style:family="table-column">
      <style:table-column-properties fo:break-before="auto" style:column-width="37.25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 style:data-style-name="N37">
      <style:text-properties style:font-name="Liberation Sans" style:font-name-asian="WenQuanYi Micro Hei" style:font-name-complex="Lohit Devanagari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background-color="#66ff99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ackground-color="#00cc33"/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fo:background-color="#ff6600"/>
      <style:text-properties style:font-name="Liberation Sans" style:font-name-asian="WenQuanYi Micro Hei" style:font-name-complex="Lohit Devanagari"/>
    </style:style>
    <style:style style:name="ce7" style:family="table-cell" style:parent-style-name="Default">
      <style:table-cell-properties fo:background-color="transparent"/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able-cell-properties fo:background-color="#ff3300"/>
      <style:text-properties style:font-name="Liberation Sans" style:font-name-asian="WenQuanYi Micro Hei" style:font-name-complex="Lohit Devanagari"/>
    </style:style>
    <style:style style:name="ce9" style:family="table-cell" style:parent-style-name="Default" style:data-style-name="N4"/>
    <style:style style:name="ce10" style:family="table-cell" style:parent-style-name="Default">
      <style:table-cell-properties fo:background-color="#666699"/>
    </style:style>
    <style:style style:name="ce11" style:family="table-cell" style:parent-style-name="Default">
      <style:text-properties fo:color="#0000ff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/>
      <style:text-properties style:font-name="Liberation Sans" style:font-name-asian="WenQuanYi Micro Hei" style:font-name-complex="Lohit Devanagari"/>
    </style:style>
    <style:style style:name="ce13" style:family="table-cell" style:parent-style-name="Default" style:data-style-name="N99"/>
    <style:style style:name="ce14" style:family="table-cell" style:parent-style-name="Default" style:data-style-name="N99">
      <style:table-cell-properties fo:background-color="#ffff00"/>
    </style:style>
    <style:style style:name="ce15" style:family="table-cell" style:parent-style-name="Default" style:data-style-name="N99">
      <style:text-properties style:font-name="Liberation Sans" style:font-name-asian="WenQuanYi Micro Hei" style:font-name-complex="Lohit Devanagari"/>
    </style:style>
    <style:style style:name="ce16" style:family="table-cell" style:parent-style-name="Default" style:data-style-name="N99">
      <style:table-cell-properties fo:background-color="#ffff00"/>
      <style:text-properties style:font-name="Liberation Sans" style:font-name-asian="WenQuanYi Micro Hei" style:font-name-complex="Lohit Devanagari"/>
    </style:style>
    <style:style style:name="ce17" style:family="table-cell" style:parent-style-name="Default" style:data-style-name="N99">
      <style:table-cell-properties fo:background-color="transparent"/>
      <style:text-properties style:font-name="Liberation Sans" style:font-name-asian="WenQuanYi Micro Hei" style:font-name-complex="Lohit Devanagari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8" table:default-cell-style-name="ce7"/>
        <table:table-column table:style-name="co9" table:default-cell-style-name="ce13"/>
        <table:table-column table:style-name="co10" table:default-cell-style-name="Default"/>
        <table:table-column table:style-name="co11" table:default-cell-style-name="ce1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Default" office:value-type="string" calcext:value-type="string">
            <text:p>LEXICAL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table:style-name="Default" office:value-type="string" calcext:value-type="string">
            <text:p>Seed</text:p>
          </table:table-cell>
          <table:table-cell office:value-type="string" calcext:value-type="string">
            <text:p>Embedding Data</text:p>
          </table:table-cell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trainable embeddings</text:p>
          </table:table-cell>
          <table:table-cell office:value-type="string" calcext:value-type="string">
            <text:p>Epochen</text:p>
          </table:table-cell>
          <table:table-cell table:style-name="Default" office:value-type="string" calcext:value-type="string">
            <text:p>learning rate</text:p>
          </table:table-cell>
          <table:table-cell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og 1</text:p>
          </table:table-cell>
          <table:table-cell office:value-type="string" calcext:value-type="string">
            <text:p>Log 2</text:p>
          </table:table-cell>
          <table:table-cell office:value-type="string" calcext:value-type="string">
            <text:p>Log 3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3:.E3])" office:value-type="float" office:value="0.469824" calcext:value-type="float">
            <text:p>0,469824</text:p>
          </table:table-cell>
          <table:table-cell table:style-name="ce9" office:value-type="float" office:value="0.473113" calcext:value-type="float">
            <text:p>0,47</text:p>
          </table:table-cell>
          <table:table-cell table:style-name="ce9" office:value-type="float" office:value="0.474264" calcext:value-type="float">
            <text:p>0,47</text:p>
          </table:table-cell>
          <table:table-cell table:style-name="ce9" office:value-type="float" office:value="0.462095" calcext:value-type="float">
            <text:p>0,46</text:p>
          </table:table-cell>
          <table:table-cell office:value-type="float" office:value="1" calcext:value-type="float">
            <text:p>1,00</text:p>
          </table:table-cell>
          <table:table-cell table:style-name="ce9"/>
          <table:table-cell table:style-name="ce3"/>
          <table:table-cell office:value-type="boolean" office:boolean-value="false" calcext:value-type="boolean">
            <text:p>FALSCH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1-13-58</text:p>
          </table:table-cell>
          <table:table-cell table:style-name="ce3" office:value-type="string" calcext:value-type="string">
            <text:p>18-02-16-11-20-50</text:p>
          </table:table-cell>
          <table:table-cell office:value-type="string" calcext:value-type="string">
            <text:p>18-02-16-11-26-46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4:.E4])" office:value-type="float" office:value="0.454749666666667" calcext:value-type="float">
            <text:p>0,4547497</text:p>
          </table:table-cell>
          <table:table-cell table:style-name="ce9" office:value-type="float" office:value="0.468344" calcext:value-type="float">
            <text:p>0,47</text:p>
          </table:table-cell>
          <table:table-cell office:value-type="float" office:value="0.457819" calcext:value-type="float">
            <text:p>0,457819</text:p>
          </table:table-cell>
          <table:table-cell office:value-type="float" office:value="0.438086" calcext:value-type="float">
            <text:p>0,438086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3"/>
          <table:table-cell table:style-name="ce14" office:value-type="boolean" office:boolean-value="true" calcext:value-type="boolean">
            <text:p>WAHR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1-48-26</text:p>
          </table:table-cell>
          <table:table-cell table:style-name="ce3" office:value-type="string" calcext:value-type="string">
            <text:p>18-02-16-11-49-02</text:p>
          </table:table-cell>
          <table:table-cell office:value-type="string" calcext:value-type="string">
            <text:p>18-02-16-11-49-31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style-name="ce4" table:formula="of:=AVERAGE([.C5:.E5])" office:value-type="float" office:value="0.472236" calcext:value-type="float">
            <text:p>0,472236</text:p>
          </table:table-cell>
          <table:table-cell office:value-type="float" office:value="0.470811" calcext:value-type="float">
            <text:p>0,470811</text:p>
          </table:table-cell>
          <table:table-cell office:value-type="float" office:value="0.475415" calcext:value-type="float">
            <text:p>0,475415</text:p>
          </table:table-cell>
          <table:table-cell office:value-type="float" office:value="0.470482" calcext:value-type="float">
            <text:p>0,470482</text:p>
          </table:table-cell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8" office:value-type="float" office:value="15" calcext:value-type="float">
            <text:p>15</text:p>
          </table:table-cell>
          <table:table-cell table:style-name="Default"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1-59-55</text:p>
          </table:table-cell>
          <table:table-cell office:value-type="string" calcext:value-type="string">
            <text:p>18-02-16-12-00-11</text:p>
          </table:table-cell>
          <table:table-cell office:value-type="string" calcext:value-type="string">
            <text:p>18-02-16-12-00-25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6:.E6])" office:value-type="float" office:value="0.457271333333333" calcext:value-type="float">
            <text:p>0,4572713</text:p>
          </table:table-cell>
          <table:table-cell office:value-type="float" office:value="0.449597" calcext:value-type="float">
            <text:p>0,449597</text:p>
          </table:table-cell>
          <table:table-cell office:value-type="float" office:value="0.452064" calcext:value-type="float">
            <text:p>0,452064</text:p>
          </table:table-cell>
          <table:table-cell office:value-type="float" office:value="0.470153" calcext:value-type="float">
            <text:p>0,470153</text:p>
          </table:table-cell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8" office:value-type="float" office:value="10" calcext:value-type="float">
            <text:p>10</text:p>
          </table:table-cell>
          <table:table-cell table:style-name="Default"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3-04-33</text:p>
          </table:table-cell>
          <table:table-cell office:value-type="string" calcext:value-type="string">
            <text:p>18-02-16-13-04-44</text:p>
          </table:table-cell>
          <table:table-cell office:value-type="string" calcext:value-type="string">
            <text:p>18-02-16-13-04-54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7:.E7])" office:value-type="float" office:value="0.416927" calcext:value-type="float">
            <text:p>0,416927</text:p>
          </table:table-cell>
          <table:table-cell office:value-type="float" office:value="0.416543" calcext:value-type="float">
            <text:p>0,416543</text:p>
          </table:table-cell>
          <table:table-cell office:value-type="float" office:value="0.42937" calcext:value-type="float">
            <text:p>0,42937</text:p>
          </table:table-cell>
          <table:table-cell office:value-type="float" office:value="0.404868" calcext:value-type="float">
            <text:p>0,404868</text:p>
          </table:table-cell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0.0001" calcext:value-type="float">
            <text:p>0,00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3-21-56</text:p>
          </table:table-cell>
          <table:table-cell office:value-type="string" calcext:value-type="string">
            <text:p>18-02-16-13-22-03</text:p>
          </table:table-cell>
          <table:table-cell office:value-type="string" calcext:value-type="string">
            <text:p>18-02-16-13-22-11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style-name="ce5" table:formula="of:=AVERAGE([.C8:.E8])" office:value-type="float" office:value="0.474593" calcext:value-type="float">
            <text:p>0,474593</text:p>
          </table:table-cell>
          <table:table-cell office:value-type="float" office:value="0.475415" calcext:value-type="float">
            <text:p>0,475415</text:p>
          </table:table-cell>
          <table:table-cell office:value-type="float" office:value="0.474264" calcext:value-type="float">
            <text:p>0,474264</text:p>
          </table:table-cell>
          <table:table-cell office:value-type="float" office:value="0.4741" calcext:value-type="float">
            <text:p>0,4741</text:p>
          </table:table-cell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3-51-27</text:p>
          </table:table-cell>
          <table:table-cell office:value-type="string" calcext:value-type="string">
            <text:p>18-02-16-13-51-45</text:p>
          </table:table-cell>
          <table:table-cell office:value-type="string" calcext:value-type="string">
            <text:p>18-02-16-13-52-07</text:p>
          </table:table-cell>
        </table:table-row>
        <table:table-row table:style-name="ro1">
          <table:table-cell office:value-type="date" office:date-value="2018-02-16" calcext:value-type="date">
            <text:p>16.02.18</text:p>
          </table:table-cell>
          <table:table-cell table:formula="of:=AVERAGE([.C9:.E9])" office:value-type="float" office:value="0.471414" calcext:value-type="float">
            <text:p>0,471414</text:p>
          </table:table-cell>
          <table:table-cell office:value-type="float" office:value="0.46818" calcext:value-type="float">
            <text:p>0,46818</text:p>
          </table:table-cell>
          <table:table-cell office:value-type="float" office:value="0.4741" calcext:value-type="float">
            <text:p>0,4741</text:p>
          </table:table-cell>
          <table:table-cell office:value-type="float" office:value="0.471962" calcext:value-type="float">
            <text:p>0,471962</text:p>
          </table:table-cell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8" office:value-type="float" office:value="13" calcext:value-type="float">
            <text:p>13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6-14-22-07</text:p>
          </table:table-cell>
          <table:table-cell office:value-type="string" calcext:value-type="string">
            <text:p>18-02-16-14-22-14</text:p>
          </table:table-cell>
          <table:table-cell office:value-type="string" calcext:value-type="string">
            <text:p>18-02-16-14-22-24</text:p>
          </table:table-cell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6" table:formula="of:=AVERAGE([.C10:.E10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0.01" calcext:value-type="float">
            <text:p>0,01</text:p>
          </table:table-cell>
          <table:table-cell table:style-name="ce18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04-02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6" table:formula="of:=AVERAGE([.C11:.E11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01" calcext:value-type="float">
            <text:p>0,01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04-2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7" table:formula="of:=AVERAGE([.C12:.E12])" office:value-type="float" office:value="0.50666" calcext:value-type="float">
            <text:p>0,50666</text:p>
          </table:table-cell>
          <table:table-cell office:value-type="float" office:value="0.50666" calcext:value-type="float">
            <text:p>0,5066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8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18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39-33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6" table:formula="of:=AVERAGE([.C13:.E13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9"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40-02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14:.E14])" office:value-type="float" office:value="0.473606" calcext:value-type="float">
            <text:p>0,473606</text:p>
          </table:table-cell>
          <table:table-cell office:value-type="float" office:value="0.473606" calcext:value-type="float">
            <text:p>0,47360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8"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table:style-name="ce18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55-33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15:.E15])" office:value-type="float" office:value="0.479362" calcext:value-type="float">
            <text:p>0,479362</text:p>
          </table:table-cell>
          <table:table-cell office:value-type="float" office:value="0.479362" calcext:value-type="float">
            <text:p>0,479362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office:value-type="boolean" office:boolean-value="true" calcext:value-type="boolean">
            <text:p>WAHR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1-55-5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16:.E16])" office:value-type="float" office:value="0.502878" calcext:value-type="float">
            <text:p>0,502878</text:p>
          </table:table-cell>
          <table:table-cell office:value-type="float" office:value="0.502878" calcext:value-type="float">
            <text:p>0,502878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table:style-name="ce14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table:style-name="ce18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11-2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17:.E17])" office:value-type="float" office:value="0.483802" calcext:value-type="float">
            <text:p>0,483802</text:p>
          </table:table-cell>
          <table:table-cell office:value-type="float" office:value="0.483802" calcext:value-type="float">
            <text:p>0,483802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.01" calcext:value-type="float">
            <text:p>0,01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12-0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7" table:formula="of:=AVERAGE([.C18:.E18])" office:value-type="float" office:value="0.507153" calcext:value-type="float">
            <text:p>0,507153</text:p>
          </table:table-cell>
          <table:table-cell office:value-type="float" office:value="0.507153" calcext:value-type="float">
            <text:p>0,507153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25-2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6" table:formula="of:=AVERAGE([.C19:.E19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25-58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style-name="ce7" table:formula="of:=AVERAGE([.C20:.E20])" office:value-type="float" office:value="0.509291" calcext:value-type="float">
            <text:p>0,509291</text:p>
          </table:table-cell>
          <table:table-cell office:value-type="float" office:value="0.509291" calcext:value-type="float">
            <text:p>0,509291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2"/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2-26-31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1:.E21])" office:value-type="float" office:value="0.23631" calcext:value-type="float">
            <text:p>0,23631</text:p>
          </table:table-cell>
          <table:table-cell office:value-type="float" office:value="0.23631" calcext:value-type="float">
            <text:p>0,23631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15-04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2:.E22])" office:value-type="float" office:value="0.245025" calcext:value-type="float">
            <text:p>0,245025</text:p>
          </table:table-cell>
          <table:table-cell office:value-type="float" office:value="0.245025" calcext:value-type="float">
            <text:p>0,245025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15-23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3:.E23])" office:value-type="float" office:value="0.266404" calcext:value-type="float">
            <text:p>0,266404</text:p>
          </table:table-cell>
          <table:table-cell office:value-type="float" office:value="0.266404" calcext:value-type="float">
            <text:p>0,266404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15-4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4:.E24])" office:value-type="float" office:value="0.297155" calcext:value-type="float">
            <text:p>0,297155</text:p>
          </table:table-cell>
          <table:table-cell office:value-type="float" office:value="0.297155" calcext:value-type="float">
            <text:p>0,297155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01" calcext:value-type="float">
            <text:p>0,01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26-20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5:.E25])" office:value-type="float" office:value="0.417859" calcext:value-type="float">
            <text:p>0,417859</text:p>
          </table:table-cell>
          <table:table-cell office:value-type="float" office:value="0.417859" calcext:value-type="float">
            <text:p>0,417859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31-50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6:.E26])" office:value-type="float" office:value="0.353725" calcext:value-type="float">
            <text:p>0,353725</text:p>
          </table:table-cell>
          <table:table-cell office:value-type="float" office:value="0.353725" calcext:value-type="float">
            <text:p>0,353725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true" calcext:value-type="boolean">
            <text:p>WAHR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01" calcext:value-type="float">
            <text:p>0,01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41-56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7:.E27])" office:value-type="float" office:value="0.455024" calcext:value-type="float">
            <text:p>0,455024</text:p>
          </table:table-cell>
          <table:table-cell office:value-type="float" office:value="0.455024" calcext:value-type="float">
            <text:p>0,455024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20" calcext:value-type="float">
            <text:p>20</text:p>
          </table:table-cell>
          <table:table-cell table:style-name="ce18" office:value-type="float" office:value="0.001" calcext:value-type="float">
            <text:p>0,001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4-42-0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8:.E28])" office:value-type="float" office:value="0.348791" calcext:value-type="float">
            <text:p>0,348791</text:p>
          </table:table-cell>
          <table:table-cell office:value-type="float" office:value="0.348791" calcext:value-type="float">
            <text:p>0,348791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5" office:value-type="boolean" office:boolean-value="false" calcext:value-type="boolean">
            <text:p>FALSCH</text:p>
          </table:table-cell>
          <table:table-cell table:style-name="ce19" office:value-type="float" office:value="20" calcext:value-type="float">
            <text:p>20</text:p>
          </table:table-cell>
          <table:table-cell table:style-name="ce18" office:value-type="float" office:value="0.0001" calcext:value-type="float">
            <text:p>0,0001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5-00-29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29:.E29])" office:value-type="float" office:value="0.285315" calcext:value-type="float">
            <text:p>0,285315</text:p>
          </table:table-cell>
          <table:table-cell office:value-type="float" office:value="0.285315" calcext:value-type="float">
            <text:p>0,285315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6" office:value-type="boolean" office:boolean-value="true" calcext:value-type="boolean">
            <text:p>WAHR</text:p>
          </table:table-cell>
          <table:table-cell table:style-name="ce19" office:value-type="float" office:value="20" calcext:value-type="float">
            <text:p>20</text:p>
          </table:table-cell>
          <table:table-cell office:value-type="float" office:value="0.0001" calcext:value-type="float">
            <text:p>0,0001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5-09-52</text:p>
          </table:table-cell>
          <table:table-cell table:number-columns-repeated="2"/>
        </table:table-row>
        <table:table-row table:style-name="ro1">
          <table:table-cell office:value-type="date" office:date-value="2018-02-19" calcext:value-type="date">
            <text:p>19.02.18</text:p>
          </table:table-cell>
          <table:table-cell table:formula="of:=AVERAGE([.C30:.E30])" office:value-type="float" office:value="0.302417" calcext:value-type="float">
            <text:p>0,302417</text:p>
          </table:table-cell>
          <table:table-cell office:value-type="float" office:value="0.302417" calcext:value-type="float">
            <text:p>0,302417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/>
          <table:table-cell table:style-name="ce3" office:value-type="string" calcext:value-type="string">
            <text:p>smoothed</text:p>
          </table:table-cell>
          <table:table-cell table:style-name="ce17" office:value-type="boolean" office:boolean-value="true" calcext:value-type="boolean">
            <text:p>WAHR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0.0001" calcext:value-type="float">
            <text:p>0,0001</text:p>
          </table:table-cell>
          <table:table-cell table:style-name="ce19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19-15-38-29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AVERAGE([.C31:.E31])" office:value-type="float" office:value="0.268048" calcext:value-type="float">
            <text:p>0,268048</text:p>
          </table:table-cell>
          <table:table-cell office:value-type="float" office:value="0.279395" calcext:value-type="float">
            <text:p>0,279395</text:p>
          </table:table-cell>
          <table:table-cell office:value-type="float" office:value="0.256701" calcext:value-type="float">
            <text:p>0,256701</text:p>
          </table:table-cell>
          <table:table-cell/>
          <table:table-cell office:value-type="float" office:value="1" calcext:value-type="float">
            <text:p>1,00</text:p>
          </table:table-cell>
          <table:table-cell office:value-type="string" calcext:value-type="string">
            <text:p>full</text:p>
          </table:table-cell>
          <table:table-cell table:style-name="ce3" office:value-type="string" calcext:value-type="string">
            <text:p>smoothed</text:p>
          </table:table-cell>
          <table:table-cell table:style-name="ce16" office:value-type="boolean" office:boolean-value="false" calcext:value-type="boolean">
            <text:p>FALSCH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.05" calcext:value-type="float">
            <text:p>0,05</text:p>
          </table:table-cell>
          <table:table-cell table:style-name="ce18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20-35</text:p>
          </table:table-cell>
          <table:table-cell office:value-type="string" calcext:value-type="string">
            <text:p>18-02-20-11-24-03</text:p>
          </table:table-cell>
          <table:table-cell/>
        </table:table-row>
        <table:table-row table:style-name="ro1">
          <table:table-cell table:style-name="Default"/>
          <table:table-cell table:formula="of:=AVERAGE([.C32:.E32])" office:value-type="float" office:value="0.504522" calcext:value-type="float">
            <text:p>0,504522</text:p>
          </table:table-cell>
          <table:table-cell office:value-type="float" office:value="0.504522" calcext:value-type="float">
            <text:p>0,504522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office:value-type="string" calcext:value-type="string">
            <text:p>full</text:p>
          </table:table-cell>
          <table:table-cell table:style-name="ce3" office:value-type="string" calcext:value-type="string">
            <text:p>smoothed</text:p>
          </table:table-cell>
          <table:table-cell table:style-name="ce17" office:value-type="boolean" office:boolean-value="false" calcext:value-type="boolean">
            <text:p>FALSCH</text:p>
          </table:table-cell>
          <table:table-cell table:style-name="ce18"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table:style-name="ce19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27-21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AVERAGE([.C33:.E33])" office:value-type="float" office:value="0.507647" calcext:value-type="float">
            <text:p>0,507647</text:p>
          </table:table-cell>
          <table:table-cell office:value-type="float" office:value="0.507647" calcext:value-type="float">
            <text:p>0,507647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office:value-type="string" calcext:value-type="string">
            <text:p>full</text:p>
          </table:table-cell>
          <table:table-cell table:style-name="ce3" office:value-type="string" calcext:value-type="string">
            <text:p>smoothed</text:p>
          </table:table-cell>
          <table:table-cell table:style-name="ce17" office:value-type="boolean" office:boolean-value="false" calcext:value-type="boolean">
            <text:p>FALSCH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19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36-4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8" table:formula="of:=AVERAGE([.C34:.E34])" office:value-type="float" office:value="0.509456" calcext:value-type="float">
            <text:p>0,509456</text:p>
          </table:table-cell>
          <table:table-cell office:value-type="float" office:value="0.509456" calcext:value-type="float">
            <text:p>0,509456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office:value-type="string" calcext:value-type="string">
            <text:p>full</text:p>
          </table:table-cell>
          <table:table-cell table:style-name="ce12"/>
          <table:table-cell table:style-name="ce17" office:value-type="boolean" office:boolean-value="false" calcext:value-type="boolean">
            <text:p>FALSCH</text:p>
          </table:table-cell>
          <table:table-cell table:style-name="ce19" office:value-type="float" office:value="30" calcext:value-type="float">
            <text:p>30</text:p>
          </table:table-cell>
          <table:table-cell office:value-type="float" office:value="0.05" calcext:value-type="float">
            <text:p>0,05</text:p>
          </table:table-cell>
          <table:table-cell table:style-name="ce19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30;18;12</text:p>
          </table:table-cell>
          <table:table-cell office:value-type="string" calcext:value-type="string">
            <text:p>18-02-20-11-47-5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System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date" office:date-value="2018-02-21" calcext:value-type="date">
            <text:p>21.02.18</text:p>
          </table:table-cell>
          <table:table-cell table:style-name="Default"/>
          <table:table-cell office:value-type="float" office:value="0.781122" calcext:value-type="float">
            <text:p>0,781122</text:p>
          </table:table-cell>
          <table:table-cell table:number-columns-repeated="2"/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full</text:p>
          </table:table-cell>
          <table:table-cell table:style-name="Default"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3-47-23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1" calcext:value-type="date">
            <text:p>21.02.18</text:p>
          </table:table-cell>
          <table:table-cell table:formula="of:=AVERAGE([.C37:.E37])" office:value-type="float" office:value="0.784246333333333" calcext:value-type="float">
            <text:p>0,7842463</text:p>
          </table:table-cell>
          <table:table-cell office:value-type="float" office:value="0.778655" calcext:value-type="float">
            <text:p>0,778655</text:p>
          </table:table-cell>
          <table:table-cell office:value-type="float" office:value="0.792962" calcext:value-type="float">
            <text:p>0,792962</text:p>
          </table:table-cell>
          <table:table-cell office:value-type="float" office:value="0.781122" calcext:value-type="float">
            <text:p>0,781122</text:p>
          </table:table-cell>
          <table:table-cell table:style-name="ce11" office:value-type="float" office:value="1111" calcext:value-type="float">
            <text:p>1111</text:p>
          </table:table-cell>
          <table:table-cell office:value-type="string" calcext:value-type="string">
            <text:p>full</text:p>
          </table:table-cell>
          <table:table-cell table:style-name="Default"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07-56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1-13-47-23</text:p>
          </table:table-cell>
        </table:table-row>
        <table:table-row table:style-name="ro1">
          <table:table-cell table:style-name="ce2" office:value-type="date" office:date-value="2018-02-21" calcext:value-type="date">
            <text:p>21.02.18</text:p>
          </table:table-cell>
          <table:table-cell table:style-name="Default"/>
          <table:table-cell table:number-columns-repeated="3" table:style-name="ce10" office:value-type="string" calcext:value-type="string">
            <text:p>?</text:p>
          </table:table-cell>
          <table:table-cell table:style-name="ce11"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 table:style-name="Default"/>
          <table:table-cell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24-04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3" calcext:value-type="date">
            <text:p>23.02.18</text:p>
          </table:table-cell>
          <table:table-cell table:formula="of:=AVERAGE([.C39:.E39])" office:value-type="float" office:value="0.696185" calcext:value-type="float">
            <text:p>0,696185</text:p>
          </table:table-cell>
          <table:table-cell office:value-type="float" office:value="0.708436" calcext:value-type="float">
            <text:p>0,708436</text:p>
          </table:table-cell>
          <table:table-cell office:value-type="float" office:value="0.683934" calcext:value-type="float">
            <text:p>0,68393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1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0-40-22</text:p>
          </table:table-cell>
          <table:table-cell office:value-type="string" calcext:value-type="string">
            <text:p>18-02-23-11-47-42</text:p>
          </table:table-cell>
          <table:table-cell/>
        </table:table-row>
        <table:table-row table:style-name="ro1">
          <table:table-cell table:style-name="ce2" office:value-type="date" office:date-value="2018-02-23" calcext:value-type="date">
            <text:p>23.02.18</text:p>
          </table:table-cell>
          <table:table-cell table:formula="of:=AVERAGE([.C40:.E40])" office:value-type="float" office:value="0.786607333333333" calcext:value-type="float">
            <text:p>0,7866073</text:p>
          </table:table-cell>
          <table:table-cell office:value-type="float" office:value="0.784259" calcext:value-type="float">
            <text:p>0,784259</text:p>
          </table:table-cell>
          <table:table-cell office:value-type="float" office:value="0.783259" calcext:value-type="float">
            <text:p>0,783259</text:p>
          </table:table-cell>
          <table:table-cell office:value-type="float" office:value="0.792304" calcext:value-type="float">
            <text:p>0,79230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1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table:number-columns-repeated="2" office:value-type="string" calcext:value-type="string">
            <text:p>18-02-23-11-52-53</text:p>
          </table:table-cell>
          <table:table-cell/>
        </table:table-row>
        <table:table-row table:style-name="ro1">
          <table:table-cell table:style-name="ce2" office:value-type="date" office:date-value="2018-02-23" calcext:value-type="date">
            <text:p>23.02.18</text:p>
          </table:table-cell>
          <table:table-cell table:formula="of:=AVERAGE([.C41:.E41])" office:value-type="float" office:value="0.708929" calcext:value-type="float">
            <text:p>0,708929</text:p>
          </table:table-cell>
          <table:table-cell office:value-type="float" office:value="0.708929" calcext:value-type="float">
            <text:p>0,708929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table:style-name="ce1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office:value-type="string" calcext:value-type="string">
            <text:p>TanH</text:p>
          </table:table-cell>
          <table:table-cell table:style-name="ce18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5-48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23" calcext:value-type="date">
            <text:p>23.02.18</text:p>
          </table:table-cell>
          <table:table-cell table:formula="of:=AVERAGE([.C42:.E42])" office:value-type="float" office:value="0.604999" calcext:value-type="float">
            <text:p>0,604999</text:p>
          </table:table-cell>
          <table:table-cell office:value-type="float" office:value="0.604999" calcext:value-type="float">
            <text:p>0,604999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/>
          <table:table-cell table:style-name="Default"/>
          <table:table-cell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0.05" calcext:value-type="float">
            <text:p>0,05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8-36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AVERAGE([.C43:.E43]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formula="of:=AVERAGE([.C44:.E44]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formula="of:=AVERAGE([.C45:.E45]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formula="of:=AVERAGE([.C46:.E46]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formula="of:=AVERAGE([.C47:.E47])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.00.0000</text:date>, <text:time style:data-style-name="N2" text:time-value="10:53:48.1321271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4T11:01:59.032672583</dc:date>
    <meta:editing-duration>PT14H6M13S</meta:editing-duration>
    <meta:editing-cycles>111</meta:editing-cycles>
    <meta:generator>LibreOffice/5.1.6.2$Linux_X86_64 LibreOffice_project/10m0$Build-2</meta:generator>
    <meta:document-statistic meta:table-count="1" meta:cell-count="588" meta:object-count="0"/>
  </office:meta>
</office:document-meta>
</file>